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c3390b" style:font-name="arial" fo:font-size="14pt" fo:letter-spacing="normal" fo:font-style="normal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EMO of DRI Service:</text:p>
      <text:p text:style-name="P1"/>
      <text:list xml:id="list914745126" text:style-name="L1">
        <text:list-item>
          <text:p text:style-name="P3">AIR registry interface:</text:p>
          <text:p text:style-name="P2"><text:a xlink:type="simple" xlink:href="http://vph.cyfronet.pl/air/"><text:span text:style-name="T1">http://vph.cyfronet.pl/air/</text:span></text:a></text:p>
          <text:p text:style-name="P3"/>
        </text:list-item>
        <text:list-item>
          <text:p text:style-name="P3">Compute dataset checksums:</text:p>
          <text:p text:style-name="P2"><text:a xlink:type="simple" xlink:href="http://vph.cyfronet.pl:18080/driservice/dri/compute_dataset_checksums/LOBCDER-REPLICA"><text:span text:style-name="T2">http://vph.cyfronet.pl:18080/driservice/dri/compute_dataset_checksums/LOBCDER-REPLICA</text:span></text:a></text:p>
          <text:p text:style-name="P3"/>
        </text:list-item>
        <text:list-item>
          <text:p text:style-name="P3">Check for computing report email</text:p>
          <text:p text:style-name="P3"/>
        </text:list-item>
        <text:list-item>
          <text:p text:style-name="P3">Validate dataset:</text:p>
          <text:p text:style-name="P2"><text:a xlink:type="simple" xlink:href="http://vph.cyfronet.pl:18080/driservice/dri/validate_dataset/LOBCDER-REPLICA" office:target-frame-name="_blank" xlink:show="new"><text:span text:style-name="T2">http://vph.cyfronet.pl:18080/driservice/dri/validate_dataset/LOBCDER-REPLICA</text:span></text:a></text:p>
          <text:p text:style-name="P3"/>
        </text:list-item>
        <text:list-item>
          <text:p text:style-name="P3">Check validation email report - success</text:p>
          <text:p text:style-name="P3"/>
        </text:list-item>
        <text:list-item>
          <text:p text:style-name="P3">Unpriviledged file deletion</text:p>
          <text:p text:style-name="P3"/>
        </text:list-item>
        <text:list-item>
          <text:p text:style-name="P3">Validate dataset again:</text:p>
          <text:p text:style-name="P2"><text:a xlink:type="simple" xlink:href="http://vph.cyfronet.pl:18080/driservice/dri/validate_dataset/LOBCDER-REPLICA" office:target-frame-name="_blank" xlink:show="new"><text:span text:style-name="T2">http://vph.cyfronet.pl:18080/driservice/dri/validate_dataset/LOBCDER-REPLICA</text:span></text:a></text:p>
          <text:p text:style-name="P3"/>
        </text:list-item>
        <text:list-item>
          <text:p text:style-name="P3">Check validation email report – failu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tyrc </meta:initial-creator>
    <meta:creation-date>2012-03-01T23:03:00</meta:creation-date>
    <dc:date>2012-03-03T16:14:56</dc:date>
    <dc:creator>kstyrc </dc:creator>
    <meta:editing-duration>PT13M46S</meta:editing-duration>
    <meta:editing-cycles>8</meta:editing-cycles>
    <meta:generator>LibreOffice/3.4$Linux LibreOffice_project/340m1$Build-402</meta:generator>
    <meta:document-statistic meta:table-count="0" meta:image-count="0" meta:object-count="0" meta:page-count="1" meta:paragraph-count="13" meta:word-count="47" meta:character-count="526" meta:non-whitespace-character-count="500"/>
  </office:meta>
</office:document-meta>
</file>